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8.55mm" fo:margin-left="33.53mm" table:align="left" style:writing-mode="lr-tb"/>
    </style:style>
    <style:style style:name="Table1.A" style:family="table-column">
      <style:table-column-properties style:column-width="107.16mm"/>
    </style:style>
    <style:style style:name="Table1.B" style:family="table-column">
      <style:table-column-properties style:column-width="7.62mm"/>
    </style:style>
    <style:style style:name="Table1.C" style:family="table-column">
      <style:table-column-properties style:column-width="23.78mm"/>
    </style:style>
    <style:style style:name="Table1.1" style:family="table-row">
      <style:table-row-properties style:row-height="4.5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8.91mm" fo:keep-together="auto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.11mm" fo:margin-bottom="0mm" fo:line-height="0.35mm" style:page-number="auto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text-align="center" style:justify-single-word="false"/>
    </style:style>
    <style:style style:name="P4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5" style:family="paragraph" style:parent-style-name="Standard">
      <style:paragraph-properties fo:margin-left="4.32mm" fo:margin-right="0mm" fo:text-indent="0mm" style:auto-text-indent="false"/>
    </style:style>
    <style:style style:name="P6" style:family="paragraph" style:parent-style-name="Standard">
      <style:paragraph-properties fo:margin-left="4.32mm" fo:margin-right="0mm" fo:line-height="85%" fo:text-indent="0mm" style:auto-text-indent="false"/>
    </style:style>
    <style:style style:name="P7" style:family="paragraph" style:parent-style-name="Standard">
      <style:paragraph-properties fo:margin-left="4.32mm" fo:margin-right="0mm" fo:margin-top="9.53mm" fo:margin-bottom="0mm" fo:line-height="83%" fo:text-indent="0mm" style:auto-text-indent="false"/>
    </style:style>
    <style:style style:name="P8" style:family="paragraph" style:parent-style-name="Standard">
      <style:paragraph-properties fo:margin-top="0mm" fo:margin-bottom="7.27mm" fo:line-height="0.35mm"/>
    </style:style>
    <style:style style:name="P9" style:family="paragraph" style:parent-style-name="Standard">
      <style:paragraph-properties fo:margin-left="0mm" fo:margin-right="144.78mm" fo:line-height="200%" fo:text-indent="0mm" style:auto-text-indent="false"/>
    </style:style>
    <style:style style:name="P10" style:family="paragraph" style:parent-style-name="Standard">
      <style:paragraph-properties fo:margin-left="0mm" fo:margin-right="104.14mm" fo:margin-top="6.35mm" fo:margin-bottom="0mm" fo:text-indent="0mm" style:auto-text-indent="false"/>
    </style:style>
    <style:style style:name="P11" style:family="paragraph" style:parent-style-name="Standard">
      <style:paragraph-properties fo:margin-top="3.18mm" fo:margin-bottom="0mm"/>
    </style:style>
    <style:style style:name="P12" style:family="paragraph" style:parent-style-name="Standard">
      <style:paragraph-properties fo:margin-top="9.53mm" fo:margin-bottom="0mm"/>
    </style:style>
    <style:style style:name="P13" style:family="paragraph" style:parent-style-name="Standard">
      <style:paragraph-properties fo:margin-top="10.16mm" fo:margin-bottom="0mm"/>
    </style:style>
    <style:style style:name="P14" style:family="paragraph" style:parent-style-name="Standard">
      <style:paragraph-properties fo:margin-left="0mm" fo:margin-right="5.08mm" fo:margin-top="9.53mm" fo:margin-bottom="0mm" fo:text-indent="0mm" style:auto-text-indent="false"/>
    </style:style>
    <style:style style:name="P15" style:family="paragraph" style:parent-style-name="Standard">
      <style:paragraph-properties fo:margin-top="28.58mm" fo:margin-bottom="5.08mm"/>
    </style:style>
    <style:style style:name="P16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17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18" style:family="paragraph" style:parent-style-name="Standard" style:master-page-name="">
      <style:paragraph-properties fo:line-height="4.89mm" style:page-number="auto"/>
    </style:style>
    <style:style style:name="P19" style:family="paragraph" style:parent-style-name="Frame_20_contents">
      <style:paragraph-properties fo:line-height="85%"/>
    </style:style>
    <style:style style:name="P20" style:family="paragraph" style:parent-style-name="Frame_20_contents">
      <style:paragraph-properties fo:margin-left="0mm" fo:margin-right="45.72mm" fo:line-height="7.41mm" fo:text-indent="0mm" style:auto-text-indent="false"/>
    </style:style>
    <style:style style:name="P21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07mm" style:font-size-asian="12pt" style:text-scale="105%"/>
    </style:style>
    <style:style style:name="T6" style:family="text">
      <style:text-properties fo:color="#000000" style:font-name="Times New Roman" fo:font-size="12pt" fo:letter-spacing="-0.07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05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27.5pt" fo:font-weight="bold" style:font-size-asian="27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2"><text:span text:style-name="T2">THE COMPANIES ACT <text:line-break/></text:span><text:span text:style-name="T4">(CHAPTER 50) <text:line-break/></text:span><text:span text:style-name="T6">SECTIONS 76(10)(c) and (e)</text:span></text:p>
            <text:p text:style-name="P3"><text:span text:style-name="T7">NOTICE OF INTENTION TO PROPOSE SPECIAL <text:line-break/>RESOLUTION TO GIVE FINANCIAL ASSISTANCE <text:line-break/>FOR THE ACQUISITION OF SHARES OR UNITS IN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3">FORM</text:span></text:p>
            <text:p text:style-name="P7"><text:span text:style-name="T13">29A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5"><text:span text:style-name="T3">Folio No</text:span></text:p>
          </table:table-cell>
        </table:table-row>
      </table:table>
      <text:p text:style-name="P8"><text:bookmark text:name="_GoBack"/></text:p>
      <text:p text:style-name="P9"><text:span text:style-name="T8">Name of Company: </text:span><text:span text:style-name="T3">Company No:</text:span></text:p>
      <text:p text:style-name="P10"><text:span text:style-name="T1">The Registrar of Companies &amp; Businesses, </text:span><text:span text:style-name="T3">Singapore</text:span></text:p>
      <text:p text:style-name="P11"><text:span text:style-name="T9">A meeting of the members of the abovenamed company will be held on:</text:span></text:p>
      <text:p text:style-name="P12"><text:span text:style-name="T5">This meeting will be held at:</text:span></text:p>
      <text:p text:style-name="P12"><text:span text:style-name="T5">The purpose of the meeting is:</text:span></text:p>
      <text:p text:style-name="P13"><text:span text:style-name="T5">The particulars of the financial assistance proposed to be given are:</text:span></text:p>
      <text:p text:style-name="P12"><text:span text:style-name="T5">The reason(s) for the proposal to give that assistance is/are:</text:span></text:p>
      <text:p text:style-name="P14"><text:span text:style-name="T10">The effect that the giving of the financial assistance would have on the financial position of the </text:span><text:span text:style-name="T5">company/the group of corporations:</text:span></text:p>
      <text:p text:style-name="P15"><text:span text:style-name="T5">This notice is accompanied by a statement required under section76(10)(c).</text:span></text:p>
      <text:p text:style-name="Standard"/>
      <text:section text:style-name="Sect1" text:name="TextSection">
        <text:p text:style-name="P18"><draw:frame draw:style-name="fr1" text:anchor-type="paragraph" svg:x="141.04mm" svg:y="225mm" svg:width="55.44mm" svg:height="4.2mm" draw:z-index="2"><draw:text-box><text:p text:style-name="P19"><text:span text:style-name="T5">For Official Use</text:span></text:p></draw:text-box></draw:frame><text:span text:style-name="T11">Lodged in the office of the Registrar of Companies &amp; </text:span><text:span text:style-name="T3">Businesses by</text:span></text:p>
        <text:p text:style-name="P16"><draw:frame draw:style-name="fr1" text:anchor-type="paragraph" svg:x="96.96mm" svg:y="3.1mm" svg:width="80.84mm" svg:height="24.66mm" draw:z-index="4"><draw:text-box><text:p text:style-name="P20"><text:span text:style-name="T12">Date of Registration: </text:span><text:span text:style-name="T3">Receipt No:</text:span></text:p><text:p text:style-name="P21"><text:span text:style-name="T3">Checked By:</text:span></text:p></draw:text-box></draw:frame><text:span text:style-name="T3">Name: </text:span><text:span text:style-name="T11">Address:</text:span></text:p>
        <text:p text:style-name="P4"><text:span text:style-name="T12">A/c No:<text:tab/></text:span><text:span text:style-name="T3">Tel No:</text:span></text:p>
        <text:p text:style-name="P17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20.81mm" fo:margin-left="18.68mm" fo:margin-right="12.68mm" style:writing-mode="lr-tb" style:layout-grid-color="#c0c0c0" style:layout-grid-lines="261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3</meta:editing-cycles>
    <meta:creation-date>2015-12-16T06:57:00</meta:creation-date>
    <dc:date>2015-12-16T06:58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1" meta:word-count="152" meta:character-count="909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